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10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 fo:text-align="center" style:justify-single-word="false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Заголовок_20_1_20_прилож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0ccc5e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5e438b" officeooo:paragraph-rsid="005e438b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Text_20_body">
      <style:paragraph-properties fo:text-indent="0cm" style:auto-text-indent="false"/>
      <style:text-properties officeooo:paragraph-rsid="00451c94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61f510"/>
    </style:style>
    <style:style style:name="P26" style:family="paragraph" style:parent-style-name="Text_20_body">
      <style:paragraph-properties fo:text-align="justify" style:justify-single-word="false"/>
      <style:text-properties officeooo:paragraph-rsid="00619a10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68bfa7"/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>
      <style:text-properties officeooo:paragraph-rsid="006d958e"/>
    </style:style>
    <style:style style:name="P31" style:family="paragraph" style:parent-style-name="Text_20_body">
      <style:text-properties officeooo:paragraph-rsid="000e63e1"/>
    </style:style>
    <style:style style:name="P32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33" style:family="paragraph" style:parent-style-name="Heading_20_1">
      <style:paragraph-properties fo:break-before="page"/>
      <style:text-properties officeooo:paragraph-rsid="006120e9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paragraph-rsid="006bbcd6"/>
    </style:style>
    <style:style style:name="P36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7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4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4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4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4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officeooo:paragraph-rsid="006bbcd6"/>
    </style:style>
    <style:style style:name="P46" style:family="paragraph" style:parent-style-name="Text_20_body" style:list-style-name="L2">
      <style:text-properties officeooo:paragraph-rsid="006bbcd6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style="normal" officeooo:rsid="0068bfa7" style:font-style-asian="normal" style:font-style-complex="normal"/>
    </style:style>
    <style:style style:name="T11" style:family="text">
      <style:text-properties fo:font-style="normal" officeooo:rsid="00117c24" style:font-style-asian="normal" style:font-style-complex="normal"/>
    </style:style>
    <style:style style:name="T12" style:family="text">
      <style:text-properties fo:font-style="normal" officeooo:rsid="001077b6" style:font-style-asian="normal" style:font-style-complex="normal"/>
    </style:style>
    <style:style style:name="T13" style:family="text">
      <style:text-properties fo:font-style="normal" officeooo:rsid="00579f9b" style:font-style-asian="normal" style:font-style-complex="normal"/>
    </style:style>
    <style:style style:name="T14" style:family="text">
      <style:text-properties fo:font-style="normal" officeooo:rsid="0061f510" style:font-style-asian="normal" style:font-style-complex="normal"/>
    </style:style>
    <style:style style:name="T15" style:family="text">
      <style:text-properties fo:font-style="normal" officeooo:rsid="00619a10" style:font-style-asian="normal" style:font-style-complex="normal"/>
    </style:style>
    <style:style style:name="T16" style:family="text">
      <style:text-properties fo:font-style="normal" officeooo:rsid="00649eb5" style:font-style-asian="normal" style:font-style-complex="normal"/>
    </style:style>
    <style:style style:name="T17" style:family="text">
      <style:text-properties fo:font-style="normal" officeooo:rsid="004295eb" style:font-style-asian="normal" style:font-style-complex="normal"/>
    </style:style>
    <style:style style:name="T18" style:family="text">
      <style:text-properties fo:font-style="normal" officeooo:rsid="0066ab2f" style:font-style-asian="normal" style:font-style-complex="normal"/>
    </style:style>
    <style:style style:name="T19" style:family="text">
      <style:text-properties fo:font-style="normal" officeooo:rsid="004788e2" style:font-style-asian="normal" style:font-style-complex="normal"/>
    </style:style>
    <style:style style:name="T20" style:family="text">
      <style:text-properties fo:font-style="normal" officeooo:rsid="005b5884" style:font-style-asian="normal" style:font-style-complex="normal"/>
    </style:style>
    <style:style style:name="T21" style:family="text">
      <style:text-properties fo:font-style="normal" officeooo:rsid="000ee720" style:font-style-asian="normal" style:font-style-complex="normal"/>
    </style:style>
    <style:style style:name="T22" style:family="text">
      <style:text-properties fo:font-style="normal" officeooo:rsid="0016b531" style:font-style-asian="normal" style:font-style-complex="normal"/>
    </style:style>
    <style:style style:name="T23" style:family="text">
      <style:text-properties fo:font-style="normal" officeooo:rsid="000e63e1" style:font-style-asian="normal" style:font-style-complex="normal"/>
    </style:style>
    <style:style style:name="T24" style:family="text">
      <style:text-properties fo:font-style="normal" officeooo:rsid="0068bfa7" style:font-size-asian="10.5pt" style:font-style-asian="normal" style:font-style-complex="normal"/>
    </style:style>
    <style:style style:name="T25" style:family="text">
      <style:text-properties fo:font-style="normal" officeooo:rsid="005e438b" style:font-size-asian="10.5pt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6d958e"/>
    </style:style>
    <style:style style:name="T29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30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31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33" style:family="text">
      <style:text-properties officeooo:rsid="006d958e"/>
    </style:style>
    <style:style style:name="T34" style:family="text">
      <style:text-properties officeooo:rsid="005e438b"/>
    </style:style>
    <style:style style:name="T35" style:family="text">
      <style:text-properties officeooo:rsid="006572d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61f510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5646c9" style:font-size-asian="14pt" style:font-size-complex="14pt"/>
    </style:style>
    <style:style style:name="T42" style:family="text">
      <style:text-properties fo:font-size="14pt" officeooo:rsid="005e438b" style:font-size-asian="14pt" style:font-size-complex="14pt"/>
    </style:style>
    <style:style style:name="T43" style:family="text">
      <style:text-properties fo:font-size="14pt" officeooo:rsid="0068bfa7" style:font-size-asian="14pt" style:font-size-complex="14pt"/>
    </style:style>
    <style:style style:name="T44" style:family="text">
      <style:text-properties fo:font-size="14pt" officeooo:rsid="00579f9b" style:font-size-asian="14pt" style:font-size-complex="14pt"/>
    </style:style>
    <style:style style:name="T45" style:family="text">
      <style:text-properties fo:font-size="14pt" officeooo:rsid="005c6d41" style:font-size-asian="14pt" style:font-size-complex="14pt"/>
    </style:style>
    <style:style style:name="T46" style:family="text">
      <style:text-properties fo:font-size="14pt" officeooo:rsid="005b5884" style:font-size-asian="14pt" style:font-size-complex="14pt"/>
    </style:style>
    <style:style style:name="T47" style:family="text">
      <style:text-properties fo:font-size="14pt" officeooo:rsid="005b5ee3" style:font-size-asian="14pt" style:font-size-complex="14pt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52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53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54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56" style:family="text">
      <style:text-properties officeooo:rsid="00595699"/>
    </style:style>
    <style:style style:name="T57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5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5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style="normal" officeooo:rsid="0061f510" style:font-style-asian="normal" style:font-style-complex="normal"/>
    </style:style>
    <style:style style:name="T62" style:family="text">
      <style:text-properties fo:language="en" fo:country="US" officeooo:rsid="0066ab2f"/>
    </style:style>
    <style:style style:name="T63" style:family="text">
      <style:text-properties fo:language="en" fo:country="US" fo:font-weight="normal" officeooo:rsid="006bbcd6" style:font-weight-asian="normal" style:font-weight-complex="normal"/>
    </style:style>
    <style:style style:name="T64" style:family="text">
      <style:text-properties fo:language="ru" fo:country="RU" fo:font-style="normal" officeooo:rsid="0061f510" style:font-style-asian="normal" style:font-style-complex="normal"/>
    </style:style>
    <style:style style:name="T65" style:family="text">
      <style:text-properties fo:language="ru" fo:country="RU" fo:font-style="normal" officeooo:rsid="0068bfa7" style:font-style-asian="normal" style:font-style-complex="normal"/>
    </style:style>
    <style:style style:name="T66" style:family="text">
      <style:text-properties fo:language="ru" fo:country="RU" fo:font-style="normal" officeooo:rsid="00619a10" style:font-style-asian="normal" style:font-style-complex="normal"/>
    </style:style>
    <style:style style:name="T67" style:family="text">
      <style:text-properties fo:language="ru" fo:country="RU" officeooo:rsid="0066ab2f"/>
    </style:style>
    <style:style style:name="T68" style:family="text">
      <style:text-properties officeooo:rsid="005c6d41"/>
    </style:style>
    <style:style style:name="T69" style:family="text">
      <style:text-properties officeooo:rsid="005b5ee3"/>
    </style:style>
    <style:style style:name="T70" style:family="text">
      <style:text-properties officeooo:rsid="0066ab2f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6bbcd6" style:font-weight-asian="normal" style:font-weight-complex="normal"/>
    </style:style>
    <style:style style:name="T73" style:family="text">
      <style:text-properties officeooo:rsid="0041df9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3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9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6"/>
      <text:p text:style-name="P6"/>
      <text:p text:style-name="P6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10">Фо<text:span text:style-name="T4">мин А. Т.</text:span>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/>
      <text:p text:style-name="P14"><text:span text:style-name="T4">г. </text:span>Ейск </text:p>
      <text:p text:style-name="P14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7"><text:a xlink:type="simple" xlink:href="#__RefHeading___Toc636_3527694714" text:style-name="Index_20_Link" text:visited-style-name="Index_20_Link">ВВЕДЕНИЕ<text:tab/>3</text:a></text:p>
          <text:p text:style-name="P17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8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8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8"><text:a xlink:type="simple" xlink:href="#__RefHeading___Toc1524_547038729" text:style-name="Index_20_Link" text:visited-style-name="Index_20_Link">1.3 Анализ требований к ПС<text:tab/>5</text:a></text:p>
          <text:p text:style-name="P17"><text:a xlink:type="simple" xlink:href="#__RefHeading___Toc1029_1288856879" text:style-name="Index_20_Link" text:visited-style-name="Index_20_Link">ГЛАВА 2 РАЗРАБОТКА ПРИЛОЖЕНИЯ<text:tab/>6</text:a></text:p>
          <text:p text:style-name="P18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7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7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7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9"><text:span text:style-name="Emphasis"><text:span text:style-name="T9"/></text:span></text:p>
      <text:h text:style-name="P32" text:outline-level="1"><text:bookmark-start text:name="__RefHeading___Toc636_3527694714"/>ВВЕДЕНИЕ<text:bookmark-end text:name="__RefHeading___Toc636_3527694714"/></text:h>
      <text:p text:style-name="Text_20_body"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span text:style-name="T27">Так как </text:span><text:span text:style-name="T28">количество мужчин, с которыми взаимодействует военкомат, велико, </text:span><text:span text:style-name="T27">необходимо разработать эффективную и удобную систему</text:span><text:line-break/><text:span text:style-name="T33">их учета.</text:span></text:p>
      <text:p text:style-name="Text_20_body">Тем<text:span text:style-name="T34">ой</text:span> моего проекта <text:span text:style-name="T34">является разработка модулей автоматизированной системы для </text:span><text:span text:style-name="T3">военного комиссариата</text:span></text:p>
      <text:p text:style-name="P20">Актуальность</text:p>
      <text:p text:style-name="P21">Данная тема актуальна из-за того, что в <text:span text:style-name="T3">военном комиссариате </text:span>требуется систематизация данных в простом виде, <text:span text:style-name="T35">чтобы пользователь мог свободно добавлять, удалять, редактировать </text:span><text:span text:style-name="T3">и изменять</text:span><text:span text:style-name="T35"> данные в базе данных</text:span>.</text:p>
      <text:p text:style-name="P22"><text:span text:style-name="T36"><text:tab/>Объект</text:span> – предметная область <text:span text:style-name="T3">военный комиссариат</text:span><text:span text:style-name="T34">.</text:span></text:p>
      <text:p text:style-name="P23"><text:span text:style-name="T36">Предмет</text:span> – <text:span text:style-name="T37">графическое приложение для работы с базой данных</text:span>.</text:p>
      <text:p text:style-name="P7"><text:span text:style-name="T38"><text:tab/>Цель работы</text:span><text:span text:style-name="T40"> – разработка </text:span><text:span text:style-name="T41">модулей информационной системы </text:span><text:span text:style-name="T42">базы данных</text:span><text:span text:style-name="T41"> предметной област</text:span><text:span text:style-name="T42">и </text:span><text:span text:style-name="T43">«военный комиссариат»</text:span><text:span text:style-name="T42">.</text:span></text:p>
      <text:p text:style-name="P7"><text:span text:style-name="T40"><text:tab/></text:span><text:span text:style-name="T39">Задачи:</text:span></text:p>
      <text:p text:style-name="P24"><text:span text:style-name="T36"><text:tab/></text:span><text:span text:style-name="T48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39" loext:marker-style-name="T40"><text:span text:style-name="T40">Описание предметной области;</text:span></text:p>
        </text:list-item>
        <text:list-item>
          <text:p text:style-name="P39" loext:marker-style-name="T40"><text:span text:style-name="T40">Описание назначение ПС;</text:span></text:p>
        </text:list-item>
        <text:list-item>
          <text:p text:style-name="P39" loext:marker-style-name="T40"><text:span text:style-name="T40">Анализ требований к ПС;</text:span></text:p>
        </text:list-item>
        <text:list-item>
          <text:p text:style-name="P39" loext:marker-style-name="T40"><text:soft-page-break/><text:span text:style-name="T40">Выбор технологии программирования;</text:span></text:p>
        </text:list-item>
        <text:list-item>
          <text:p text:style-name="P39" loext:marker-style-name="T40"><text:span text:style-name="T40">Выбор среды программирования;</text:span></text:p>
        </text:list-item>
        <text:list-item>
          <text:p text:style-name="P40" loext:marker-style-name="T40"><text:span text:style-name="T44">Создание информационной модели данных;</text:span></text:p>
        </text:list-item>
        <text:list-item>
          <text:p text:style-name="P40" loext:marker-style-name="T40"><text:span text:style-name="T40">Разработка </text:span><text:span text:style-name="T45">программных </text:span><text:span text:style-name="T46">модулей</text:span><text:span text:style-name="T40">;</text:span></text:p>
        </text:list-item>
        <text:list-item>
          <text:p text:style-name="P41" loext:marker-style-name="T40"><text:span text:style-name="T40">Интеграция программных модулей;</text:span></text:p>
        </text:list-item>
        <text:list-item>
          <text:p text:style-name="P42" loext:marker-style-name="T40"><text:span text:style-name="T40">Описание интерфейса </text:span><text:span text:style-name="T47">приложения</text:span><text:span text:style-name="T40">;</text:span></text:p>
        </text:list-item>
      </text:list>
      <text:p text:style-name="P8"><text:span text:style-name="Emphasis"><text:span text:style-name="T49">Структура работы: </text:span></text:span><text:span text:style-name="Emphasis"><text:span text:style-name="T51">курсовой проект состоит из введения, двух глав, заключения, списка литературы. В первой главе описаны </text:span></text:span><text:span text:style-name="Emphasis"><text:span text:style-name="T52">данные о проектировании и представлении приложения. </text:span></text:span><text:span text:style-name="Emphasis"><text:span text:style-name="T51"><text:s/>Вторая глава посвящена описанию процесса разработки </text:span></text:span><text:span text:style-name="Emphasis"><text:span text:style-name="T53">приложения по заданной теме</text:span></text:span><text:span text:style-name="Emphasis"><text:span text:style-name="T51">.</text:span></text:span></text:p>
      <text:h text:style-name="P33" text:outline-level="1"><text:bookmark-start text:name="__RefHeading___Toc1546_3303776979"/>ГЛАВА 1 <text:span text:style-name="T2">ПРОЕКТИРОВАНИЕ ПРИЛОЖЕНИЯ</text:span><text:span text:style-name="T56"> </text:span><text:bookmark-end text:name="__RefHeading___Toc1546_3303776979"/></text:h>
      <text:h text:style-name="P36" text:outline-level="2"><text:bookmark-start text:name="__RefHeading___Toc638_3527694714"/><text:span text:style-name="Emphasis"><text:span text:style-name="T50">1.</text:span></text:span><text:span text:style-name="Emphasis"><text:span text:style-name="T54">1</text:span></text:span><text:span text:style-name="Emphasis"><text:span text:style-name="T50"> </text:span></text:span><text:span text:style-name="Emphasis"><text:span text:style-name="T55">Описание предметной </text:span></text:span><text:span text:style-name="T57">области</text:span><text:bookmark-end text:name="__RefHeading___Toc638_3527694714"/></text:h>
      <text:p text:style-name="Text_20_body"><text:span text:style-name="Emphasis"><text:span text:style-name="T24">Военный комиссариат</text:span></text:span><text:span text:style-name="Emphasis"><text:span text:style-name="T25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10">Российской Федерации</text:span></text:span><text:span text:style-name="Emphasis"><text:span text:style-name="T7">. </text:span></text:span></text:p>
      <text:h text:style-name="P38" text:outline-level="2"><text:bookmark-start text:name="__RefHeading___Toc640_3527694714"/><text:span text:style-name="Emphasis"><text:span text:style-name="T11">1.</text:span></text:span><text:span text:style-name="Emphasis"><text:span text:style-name="T12">2</text:span></text:span><text:span text:style-name="Emphasis"><text:span text:style-name="T7"> </text:span></text:span><text:span text:style-name="Emphasis"><text:span text:style-name="T13">Описание назначения ПС</text:span></text:span><text:bookmark-end text:name="__RefHeading___Toc640_3527694714"/></text:h>
      <text:p text:style-name="P25"><text:span text:style-name="Emphasis"><text:span text:style-name="T14">Графическое приложение в </text:span></text:span><text:span text:style-name="Emphasis"><text:span text:style-name="T61">Windows Forms</text:span></text:span><text:span text:style-name="Emphasis"><text:span text:style-name="T64"> </text:span></text:span><text:span text:style-name="Emphasis"><text:span text:style-name="T61">C# </text:span></text:span><text:span text:style-name="Emphasis"><text:span text:style-name="T64">для работы с базой данных, предназначенной для </text:span></text:span><text:span text:style-name="Emphasis"><text:span text:style-name="T65">военного комиссариата</text:span></text:span><text:span text:style-name="Emphasis"><text:span text:style-name="T64">. </text:span></text:span><text:span text:style-name="Emphasis"><text:span text:style-name="T15">База данных </text:span></text:span><text:span text:style-name="Emphasis"><text:span text:style-name="T10">военного комиссариата</text:span></text:span><text:span text:style-name="Emphasis"><text:span text:style-name="T15"> </text:span></text:span><text:span text:style-name="Emphasis"><text:span text:style-name="T16">используется</text:span></text:span><text:span text:style-name="Emphasis"><text:span text:style-name="T15"> для хранения информации и систематизации данных. </text:span></text:span></text:p>
      <text:h text:style-name="P37" text:outline-level="2"><text:bookmark-start text:name="__RefHeading___Toc1524_547038729"/><text:span text:style-name="T58">1.3 </text:span><text:span text:style-name="T59">Анализ требований к ПС</text:span><text:bookmark-end text:name="__RefHeading___Toc1524_547038729"/></text:h>
      <text:p text:style-name="P26"><text:span text:style-name="Emphasis"><text:span text:style-name="T15">Требования для приложения:</text:span></text:span></text:p>
      <text:p text:style-name="P26"><text:span text:style-name="Emphasis"><text:span text:style-name="T66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Text_20_body"><text:span text:style-name="Emphasis"><text:span text:style-name="T7">Для работы системы используется база данных SQLite, которая<text:line-break/>обеспечивает хранение всей информации о сотрудниках. Разработка<text:line-break/>интерфейса выполнена на базе Windows Forms в среде C#, что позволяет<text:line-break/>реализовать удобное и понятное взаимодействие с системой.<text:line-break/>Требования к программному обеспечению: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29"> разработка на платформе Windows Forms с использованием языка<text:line-break/>программирования C#, обеспечивающая удобный и понятный<text:line-break/>интерфейс для пользователей.<text:line-break/><text:soft-page-break/>Основные требования к техническому обеспечению:<text:line-break/>1. Двухъядерный процессор с частотой 1,6 ГГц или выше.<text:line-break/>2. 4 ГБ оперативной памяти.<text:line-break/>3. 4 ГБ свободного места на жестком диске.<text:line-break/>4. Разрешение экрана 1280 x 768 или выше.<text:line-break/>5. Операционная система Windows 10 или Windows 11.</text:p>
      <text:p text:style-name="Text_20_body"><text:span text:style-name="Emphasis"><text:span text:style-name="T7"/></text:span></text:p>
      <text:p text:style-name="P30"><text:span text:style-name="Emphasis"><text:span text:style-name="T29">1.4</text:span></text:span><text:span text:style-name="Emphasis"><text:span text:style-name="T31"> </text:span></text:span><text:span text:style-name="Emphasis"><text:span text:style-name="T29">Выбор технологии и среды программирования</text:span></text:span><text:span text:style-name="Emphasis"><text:span text:style-name="T15"><text:line-break/></text:span></text:span><text:span text:style-name="Emphasis"><text:span text:style-name="T29">При разработке было отдано предпочтение структурному подходу к</text:span></text:span><text:span text:style-name="Emphasis"><text:span text:style-name="T15"><text:line-break/></text:span></text:span><text:span text:style-name="Emphasis"><text:span text:style-name="T29">программированию.</text:span></text:span><text:span text:style-name="Emphasis"><text:span text:style-name="T31"> </text:span></text:span><text:span text:style-name="Emphasis"><text:span text:style-name="T29">При</text:span></text:span><text:span text:style-name="Emphasis"><text:span text:style-name="T31"> </text:span></text:span><text:span text:style-name="Emphasis"><text:span text:style-name="T29">данном</text:span></text:span><text:span text:style-name="Emphasis"><text:span text:style-name="T31"> </text:span></text:span><text:span text:style-name="Emphasis"><text:span text:style-name="T29">подходе</text:span></text:span><text:span text:style-name="Emphasis"><text:span text:style-name="T31"> </text:span></text:span><text:span text:style-name="Emphasis"><text:span text:style-name="T29">программа</text:span></text:span><text:span text:style-name="Emphasis"><text:span text:style-name="T31"> </text:span></text:span><text:span text:style-name="Emphasis"><text:span text:style-name="T29">разбивается</text:span></text:span><text:span text:style-name="Emphasis"><text:span text:style-name="T31"> </text:span></text:span><text:span text:style-name="Emphasis"><text:span text:style-name="T29">на</text:span></text:span><text:span text:style-name="Emphasis"><text:span text:style-name="T15"><text:line-break/></text:span></text:span><text:span text:style-name="Emphasis"><text:span text:style-name="T29">отдельные модули. У каждого модуля один вход и один выход - законченная</text:span></text:span><text:span text:style-name="Emphasis"><text:span text:style-name="T15"><text:line-break/></text:span></text:span><text:span text:style-name="Emphasis"><text:span text:style-name="T29">конструкция</text:span></text:span><text:span text:style-name="Emphasis"><text:span text:style-name="T31"> </text:span></text:span><text:span text:style-name="Emphasis"><text:span text:style-name="T29">для</text:span></text:span><text:span text:style-name="Emphasis"><text:span text:style-name="T31"> </text:span></text:span><text:span text:style-name="Emphasis"><text:span text:style-name="T29">решения</text:span></text:span><text:span text:style-name="Emphasis"><text:span text:style-name="T31"> </text:span></text:span><text:span text:style-name="Emphasis"><text:span text:style-name="T29">поставленной</text:span></text:span><text:span text:style-name="Emphasis"><text:span text:style-name="T31"> </text:span></text:span><text:span text:style-name="Emphasis"><text:span text:style-name="T29">задачи.</text:span></text:span><text:span text:style-name="Emphasis"><text:span text:style-name="T31"> </text:span></text:span><text:span text:style-name="Emphasis"><text:span text:style-name="T29">Цель</text:span></text:span><text:span text:style-name="Emphasis"><text:span text:style-name="T31"> </text:span></text:span><text:span text:style-name="Emphasis"><text:span text:style-name="T29">создаваемой</text:span></text:span><text:span text:style-name="Emphasis"><text:span text:style-name="T15"><text:line-break/></text:span></text:span><text:span text:style-name="Emphasis"><text:span text:style-name="T29">программы достигается составлением композиции из отдельных модулей,</text:span></text:span><text:span text:style-name="Emphasis"><text:span text:style-name="T15"><text:line-break/></text:span></text:span><text:span text:style-name="Emphasis"><text:span text:style-name="T29">разработанных применительно к поставленной задаче. Средой разработки</text:span></text:span><text:span text:style-name="Emphasis"><text:span text:style-name="T15"><text:line-break/></text:span></text:span><text:span text:style-name="Emphasis"><text:span text:style-name="T29">выбрано</text:span></text:span><text:span text:style-name="Emphasis"><text:span text:style-name="T31"> </text:span></text:span><text:span text:style-name="Emphasis"><text:span text:style-name="T29">Microsoft</text:span></text:span><text:span text:style-name="Emphasis"><text:span text:style-name="T31"> </text:span></text:span><text:span text:style-name="Emphasis"><text:span text:style-name="T29">Visual</text:span></text:span><text:span text:style-name="Emphasis"><text:span text:style-name="T31"> </text:span></text:span><text:span text:style-name="Emphasis"><text:span text:style-name="T29">Studio</text:span></text:span><text:span text:style-name="Emphasis"><text:span text:style-name="T31"> </text:span></text:span><text:span text:style-name="Emphasis"><text:span text:style-name="T29">Community</text:span></text:span><text:span text:style-name="Emphasis"><text:span text:style-name="T31"> </text:span></text:span><text:span text:style-name="Emphasis"><text:span text:style-name="T29">2022</text:span></text:span><text:span text:style-name="Emphasis"><text:span text:style-name="T31"> </text:span></text:span><text:span text:style-name="Emphasis"><text:span text:style-name="T29">при</text:span></text:span><text:span text:style-name="Emphasis"><text:span text:style-name="T31"> </text:span></text:span><text:span text:style-name="Emphasis"><text:span text:style-name="T29">использовании</text:span></text:span><text:span text:style-name="Emphasis"><text:span text:style-name="T15"><text:line-break/></text:span></text:span><text:span text:style-name="Emphasis"><text:span text:style-name="T29">шаблона</text:span></text:span><text:span text:style-name="Emphasis"><text:span text:style-name="T31"> </text:span></text:span><text:span text:style-name="Emphasis"><text:span text:style-name="T29">Windows Forms C#.</text:span></text:span></text:p>
      <text:p text:style-name="P30"><text:span text:style-name="Emphasis"><text:span text:style-name="T15"><text:line-break/></text:span></text:span><text:span text:style-name="Emphasis"><text:span text:style-name="T29">Вывод по первой главе</text:span></text:span></text:p>
      <text:p text:style-name="P30"><text:span text:style-name="Emphasis"><text:span text:style-name="T15"><text:line-break/></text:span></text:span><text:span text:style-name="Emphasis"><text:span text:style-name="T29">В</text:span></text:span><text:span text:style-name="Emphasis"><text:span text:style-name="T31"> </text:span></text:span><text:span text:style-name="Emphasis"><text:span text:style-name="T29">первой</text:span></text:span><text:span text:style-name="Emphasis"><text:span text:style-name="T31"> </text:span></text:span><text:span text:style-name="Emphasis"><text:span text:style-name="T29">главе</text:span></text:span><text:span text:style-name="Emphasis"><text:span text:style-name="T31"> </text:span></text:span><text:span text:style-name="Emphasis"><text:span text:style-name="T29">был</text:span></text:span><text:span text:style-name="Emphasis"><text:span text:style-name="T31"> </text:span></text:span><text:span text:style-name="Emphasis"><text:span text:style-name="T29">произведен</text:span></text:span><text:span text:style-name="Emphasis"><text:span text:style-name="T31"> </text:span></text:span><text:span text:style-name="Emphasis"><text:span text:style-name="T29">анализ</text:span></text:span><text:span text:style-name="Emphasis"><text:span text:style-name="T31"> </text:span></text:span><text:span text:style-name="Emphasis"><text:span text:style-name="T29">для</text:span></text:span><text:span text:style-name="Emphasis"><text:span text:style-name="T31"> </text:span></text:span><text:span text:style-name="Emphasis"><text:span text:style-name="T29">проектирования</text:span></text:span><text:span text:style-name="Emphasis"><text:span text:style-name="T31"> </text:span></text:span><text:span text:style-name="Emphasis"><text:span text:style-name="T29">и</text:span></text:span><text:span text:style-name="Emphasis"><text:span text:style-name="T15"><text:line-break/></text:span></text:span><text:span text:style-name="Emphasis"><text:span text:style-name="T29">разработки</text:span></text:span><text:span text:style-name="Emphasis"><text:span text:style-name="T31"> </text:span></text:span><text:span text:style-name="Emphasis"><text:span text:style-name="T29">автоматизированной</text:span></text:span><text:span text:style-name="Emphasis"><text:span text:style-name="T31"> </text:span></text:span><text:span text:style-name="Emphasis"><text:span text:style-name="T29">системы</text:span></text:span><text:span text:style-name="Emphasis"><text:span text:style-name="T31"> </text:span></text:span><text:span text:style-name="Emphasis"><text:span text:style-name="T29">учета</text:span></text:span><text:span text:style-name="Emphasis"><text:span text:style-name="T31"> </text:span></text:span><text:span text:style-name="Emphasis"><text:span text:style-name="T30">людей</text:span></text:span><text:span text:style-name="Emphasis"><text:span text:style-name="T31"> </text:span></text:span><text:span text:style-name="Emphasis"><text:span text:style-name="T32">для военного комиссариата</text:span></text:span><text:span text:style-name="Emphasis"><text:span text:style-name="T29">. Предметная область была изучена. Было описано назначение</text:span></text:span><text:span text:style-name="Emphasis"><text:span text:style-name="T15"><text:line-break/></text:span></text:span><text:span text:style-name="Emphasis"><text:span text:style-name="T29">и</text:span></text:span><text:span text:style-name="Emphasis"><text:span text:style-name="T31"> </text:span></text:span><text:span text:style-name="Emphasis"><text:span text:style-name="T29">анализ</text:span></text:span><text:span text:style-name="Emphasis"><text:span text:style-name="T31"> </text:span></text:span><text:span text:style-name="Emphasis"><text:span text:style-name="T29">требований</text:span></text:span><text:span text:style-name="Emphasis"><text:span text:style-name="T31"> </text:span></text:span><text:span text:style-name="Emphasis"><text:span text:style-name="T29">ПС,</text:span></text:span><text:span text:style-name="Emphasis"><text:span text:style-name="T31"> </text:span></text:span><text:span text:style-name="Emphasis"><text:span text:style-name="T29">определены</text:span></text:span><text:span text:style-name="Emphasis"><text:span text:style-name="T31"> </text:span></text:span><text:span text:style-name="Emphasis"><text:span text:style-name="T29">технология</text:span></text:span><text:span text:style-name="Emphasis"><text:span text:style-name="T31"> </text:span></text:span><text:span text:style-name="Emphasis"><text:span text:style-name="T29">и</text:span></text:span><text:span text:style-name="Emphasis"><text:span text:style-name="T31"> </text:span></text:span><text:span text:style-name="Emphasis"><text:span text:style-name="T29">среда</text:span></text:span><text:span text:style-name="Emphasis"><text:span text:style-name="T31"> </text:span></text:span><text:span text:style-name="Emphasis"><text:span text:style-name="T29">разработки,</text:span></text:span><text:span text:style-name="Emphasis"><text:span text:style-name="T15"><text:line-break/></text:span></text:span><text:span text:style-name="Emphasis"><text:span text:style-name="T29">которые обеспечат удобный и функциональный интерфейс.</text:span></text:span><text:span text:style-name="Emphasis"><text:span text:style-name="T15"> </text:span></text:span></text:p>
      <text:h text:style-name="P34" text:outline-level="1"><text:bookmark-start text:name="__RefHeading___Toc1029_1288856879"/>ГЛАВА 2 РАЗРАБОТКА <text:span text:style-name="T2">ПР</text:span><text:span text:style-name="T68">ИЛОЖЕНИЯ</text:span><text:bookmark-end text:name="__RefHeading___Toc1029_1288856879"/></text:h>
      <text:h text:style-name="Heading_20_2" text:outline-level="2"><text:bookmark-start text:name="__RefHeading___Toc1550_3303776979"/>2.1 <text:span text:style-name="T2">Разработка </text:span><text:span text:style-name="T68">программных </text:span><text:span text:style-name="T69">модулей</text:span> <text:bookmark-end text:name="__RefHeading___Toc1550_3303776979"/></text:h>
      <text:p text:style-name="Text_20_body"/>
      <text:h text:style-name="P34" text:outline-level="1"><text:bookmark-start text:name="__RefHeading___Toc656_3527694714"/><text:span text:style-name="Emphasis"><text:span text:style-name="T7">З</text:span></text:span><text:span text:style-name="Emphasis"><text:span text:style-name="T17">АКЛЮЧЕНИЕ</text:span></text:span><text:bookmark-end text:name="__RefHeading___Toc656_3527694714"/></text:h>
      <text:p text:style-name="P27"><text:tab/>Выполнение курсового проекта было направлено на разработку <text:span text:style-name="T70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27"><text:tab/>Для этого было необходимо рассмотреть особенности предметной област<text:span text:style-name="T70">и и её </text:span>провести анализ, обеспечить создание необходимых <text:span text:style-name="T70">компонентов (модулей) для работы</text:span>.</text:p>
      <text:p text:style-name="P27">Все этапы по реализации данных задач были выполнены, и поставленная цель была достигнута.</text:p>
      <text:p text:style-name="P27"><text:tab/>В ходе работы над курсовым проектом применялись знания и умения, полученные в ходе изучения учебных тем, <text:span text:style-name="T70">полученных с лекций по</text:span><text:span text:style-name="T62"> C#</text:span><text:span text:style-name="T67"> работе с базами данных в</text:span><text:span text:style-name="T62"> Windows Forms.</text:span><text:span text:style-name="T60"> </text:span></text:p>
      <text:p text:style-name="P27"><text:tab/>Разработанн<text:span text:style-name="T70">ое приложение</text:span> <text:s/>отражает знания из предметной области, рассмотренной в курсовом проекте. <text:span text:style-name="T70">Приложение</text:span> содержит необходимые объекты, функциональность которых описана в пояснительной записке. <text:s/></text:p>
      <text:p text:style-name="P28"><text:tab/>Таким образом, работа над созданием <text:span text:style-name="T70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28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1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18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18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35" text:outline-level="1"><text:bookmark-start text:name="__RefHeading___Toc658_3527694714"/><text:span text:style-name="Emphasis"><text:span text:style-name="T7">С</text:span></text:span><text:span text:style-name="Emphasis"><text:span text:style-name="T17">ПИСОК </text:span></text:span><text:span text:style-name="Emphasis"><text:span text:style-name="T19">ИСПОЛЬЗОВАННЫХ ИСТОЧНИКОВ</text:span></text:span><text:bookmark-end text:name="__RefHeading___Toc658_3527694714"/></text:h>
      <text:list xml:id="list2422409405" text:style-name="L1">
        <text:list-item>
          <text:p text:style-name="P44"><text:span text:style-name="Strong_20_Emphasis"><text:span text:style-name="T26">Programming Windows Forms - </text:span></text:span><text:span text:style-name="T71">Chris Sells, Ian Griffiths</text:span></text:p>
        </text:list-item>
        <text:list-item>
          <text:p text:style-name="P44"><text:span text:style-name="Strong_20_Emphasis"><text:span text:style-name="T63">Windows Forms Programming in C# - </text:span></text:span><text:span text:style-name="T63">Chris Sells, Michael Weinhardt</text:span></text:p>
        </text:list-item>
        <text:list-item>
          <text:p text:style-name="P44"><text:span text:style-name="Strong_20_Emphasis"><text:span text:style-name="T71">Pro Windows Forms 2.0 - Matthew MacDonald</text:span></text:span></text:p>
        </text:list-item>
        <text:list-item>
          <text:p text:style-name="P44"><text:span text:style-name="Strong_20_Emphasis"><text:span text:style-name="T71">Windows Forms in Action - Dan Rosenstark</text:span></text:span></text:p>
        </text:list-item>
        <text:list-item>
          <text:p text:style-name="P44"><text:span text:style-name="Strong_20_Emphasis"><text:span text:style-name="T71">CLR via C# - </text:span></text:span><text:span text:style-name="T71">Jeffrey Richter</text:span></text:p>
        </text:list-item>
        <text:list-item>
          <text:p text:style-name="P44"><text:span text:style-name="Strong_20_Emphasis"><text:span text:style-name="T71">Mastering Visual Studio .NET - David S. Platt</text:span></text:span></text:p>
        </text:list-item>
        <text:list-item>
          <text:p text:style-name="P44"><text:span text:style-name="Strong_20_Emphasis"><text:span text:style-name="T71">Windows Forms 2.0: Comprehensive - Deitel &amp; Deitel</text:span></text:span></text:p>
        </text:list-item>
        <text:list-item>
          <text:p text:style-name="P44"><text:span text:style-name="Strong_20_Emphasis"><text:span text:style-name="T71">WinForms Essentials - Scott Allen</text:span></text:span></text:p>
        </text:list-item>
        <text:list-item>
          <text:p text:style-name="P45"><text:span text:style-name="Strong_20_Emphasis"><text:span text:style-name="T71">ASP.NET Core 5 and Angular: Full-Stack Web Development - Valerio De Sanctis</text:span></text:span></text:p>
        </text:list-item>
        <text:list-item>
          <text:p text:style-name="P45"><text:span text:style-name="Strong_20_Emphasis"><text:span text:style-name="T71"><text:s/>C# 9.0 in a Nutshell: The Definitive Reference - Joseph Albahari, Ben Albahari</text:span></text:span></text:p>
        </text:list-item>
        <text:list-item text:style-override="L2">
          <text:p text:style-name="P46"><text:span text:style-name="Strong_20_Emphasis"><text:span text:style-name="T71">Pro C# 9: With .NET 5 </text:span></text:span><text:span text:style-name="Strong_20_Emphasis"><text:span text:style-name="T72">- Andrew Troelsen, Philip Japikse</text:span></text:span></text:p>
        </text:list-item>
        <text:list-item text:style-override="L2">
          <text:p text:style-name="P46"><text:span text:style-name="Strong_20_Emphasis"><text:span text:style-name="T71">The C# Player's Guide - RB Whitaker</text:span></text:span></text:p>
        </text:list-item>
        <text:list-item text:style-override="L2">
          <text:p text:style-name="P46"><text:span text:style-name="Strong_20_Emphasis"><text:span text:style-name="T71">C# in Depth - Jon Skeet</text:span></text:span></text:p>
        </text:list-item>
        <text:list-item text:style-override="L2">
          <text:p text:style-name="P46"><text:span text:style-name="Strong_20_Emphasis"><text:span text:style-name="T71">Head First C# - Andrew Stellman, Jennifer Greene</text:span></text:span></text:p>
        </text:list-item>
        <text:list-item text:style-override="L2">
          <text:p text:style-name="P46"><text:span text:style-name="Strong_20_Emphasis"><text:span text:style-name="T71">Microsoft .NET: Architecting Applications for the Enterprise - Dino Esposito, Giorgio Lupidi</text:span></text:span></text:p>
        </text:list-item>
        <text:list-item text:style-override="L2">
          <text:p text:style-name="P46"><text:span text:style-name="Strong_20_Emphasis"><text:span text:style-name="T71"><text:s/>C# Unleashed - A. T. Moore</text:span></text:span></text:p>
        </text:list-item>
        <text:list-item text:style-override="L2">
          <text:p text:style-name="P46"><text:span text:style-name="Strong_20_Emphasis"><text:span text:style-name="T71"><text:s/>Programming C# 8.0: Build Cloud, Web, and Desktop Applications - Ian Griffiths</text:span></text:span><text:span text:style-name="T71"/></text:p>
        </text:list-item>
      </text:list>
      <text:h text:style-name="P34" text:outline-level="1"><text:bookmark-start text:name="__RefHeading___Toc677_3527694714"/>П<text:span text:style-name="T73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Text_20_body"><text:span text:style-name="Emphasis"><text:span text:style-name="T20">Листинг 1 - &lt;Файл или класс&gt;</text:span></text:span></text:p>
      <text:p text:style-name="P16"><text:bookmark-start text:name="__RefHeading___Toc679_3527694714"/><text:span text:style-name="Emphasis"><text:span text:style-name="T7">П</text:span></text:span><text:span text:style-name="Emphasis"><text:span text:style-name="T21">р</text:span></text:span><text:span text:style-name="Emphasis"><text:span text:style-name="T7">иложение </text:span></text:span><text:span text:style-name="Emphasis"><text:span text:style-name="T22">Б</text:span></text:span><text:bookmark-end text:name="__RefHeading___Toc679_3527694714"/></text:p>
      <text:p text:style-name="P31"><text:span text:style-name="Emphasis"><text:span text:style-name="T23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1H10M37S</meta:editing-duration>
    <meta:editing-cycles>15</meta:editing-cycles>
    <meta:generator>LibreOffice/24.2.0.3$Windows_X86_64 LibreOffice_project/da48488a73ddd66ea24cf16bbc4f7b9c08e9bea1</meta:generator>
    <dc:title>Реферат ГОСТ</dc:title>
    <dc:date>2024-11-25T13:48:28.690000000</dc:date>
    <meta:document-statistic meta:table-count="0" meta:image-count="0" meta:object-count="0" meta:page-count="11" meta:paragraph-count="89" meta:word-count="995" meta:character-count="7520" meta:non-whitespace-character-count="6607"/>
  </office:meta>
</office:document-meta>
</file>